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4pt" fo:font-weight="bold" officeooo:rsid="0047327d" officeooo:paragraph-rsid="0047327d" style:font-size-asian="14pt" style:font-weight-asian="bold" style:font-size-complex="14pt" style:font-weight-complex="bold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officeooo:rsid="0042ffcb" officeooo:paragraph-rsid="0042ffcb" style:language-asian="zxx" style:country-asian="none" style:language-complex="zxx" style:country-complex="none"/>
    </style:style>
    <style:style style:name="P5" style:family="paragraph" style:parent-style-name="Text_20_body">
      <style:text-properties officeooo:paragraph-rsid="0042ffcb"/>
    </style:style>
    <style:style style:name="P6" style:family="paragraph" style:parent-style-name="Text_20_body"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officeooo:rsid="0044eb42" officeooo:paragraph-rsid="0044eb42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Text_20_body">
      <style:text-properties fo:font-size="12pt" fo:language="ru" fo:country="RU" officeooo:rsid="00447362" officeooo:paragraph-rsid="00447362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officeooo:paragraph-rsid="004ed17c"/>
    </style:style>
    <style:style style:name="P11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3de69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2b62fa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2cdc62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2e5eb7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2f7c0b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38ccc4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42ffcb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rsid="002fe43c" officeooo:paragraph-rsid="002d31f2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rsid="003f2c40" officeooo:paragraph-rsid="00411ab0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rsid="00411ab0" officeooo:paragraph-rsid="00436ec2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rsid="00411ab0" officeooo:paragraph-rsid="00411ab0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paragraph-rsid="00436ec2"/>
    </style:style>
    <style:style style:name="P24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officeooo:rsid="00447362" officeooo:paragraph-rsid="00447362"/>
    </style:style>
    <style:style style:name="P25" style:family="paragraph" style:parent-style-name="Text_20_body">
      <style:paragraph-properties fo:margin-left="0in" fo:margin-right="0in" fo:text-indent="0.4598in" style:auto-text-indent="true" style:writing-mode="page"/>
      <style:text-properties fo:language="ru" fo:country="RU" fo:font-weight="bold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in" fo:margin-right="0in" fo:text-indent="0.4598in" style:auto-text-indent="true" style:writing-mode="page"/>
      <style:text-properties officeooo:paragraph-rsid="002fe43c"/>
    </style:style>
    <style:style style:name="P27" style:family="paragraph" style:parent-style-name="Text_20_body">
      <style:paragraph-properties fo:margin-left="0in" fo:margin-right="0in" fo:text-indent="0.4598in" style:auto-text-indent="true" style:writing-mode="page"/>
      <style:text-properties officeooo:paragraph-rsid="00381595"/>
    </style:style>
    <style:style style:name="P28" style:family="paragraph" style:parent-style-name="Text_20_body">
      <style:paragraph-properties fo:margin-left="0in" fo:margin-right="0in" fo:text-indent="0.4598in" style:auto-text-indent="true" style:writing-mode="page"/>
      <style:text-properties officeooo:paragraph-rsid="00436ec2"/>
    </style:style>
    <style:style style:name="P29" style:family="paragraph" style:parent-style-name="Text_20_body">
      <style:paragraph-properties fo:margin-left="0in" fo:margin-right="0in" fo:text-indent="0.4598in" style:auto-text-indent="true" style:writing-mode="page"/>
      <style:text-properties fo:font-size="14pt" fo:language="ru" fo:country="RU" officeooo:paragraph-rsid="0042ffcb" style:font-size-asian="14pt" style:language-asian="zxx" style:country-asian="none" style:font-size-complex="14pt" style:language-complex="zxx" style:country-complex="none"/>
    </style:style>
    <style:style style:name="P30" style:family="paragraph" style:parent-style-name="Text_20_body">
      <style:paragraph-properties fo:margin-left="0in" fo:margin-right="0in" fo:text-indent="0.4598in" style:auto-text-indent="true" style:writing-mode="page"/>
      <style:text-properties fo:font-size="12pt" fo:language="ru" fo:country="RU" officeooo:rsid="00436ec2" officeooo:paragraph-rsid="00436ec2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ext_20_body">
      <style:paragraph-properties fo:margin-left="0in" fo:margin-right="0in" fo:text-indent="0.4598in" style:auto-text-indent="true" fo:break-before="page" style:writing-mode="page"/>
      <style:text-properties fo:language="ru" fo:country="RU" officeooo:paragraph-rsid="0042ffcb" style:language-asian="zxx" style:country-asian="none" style:language-complex="zxx" style:country-complex="none"/>
    </style:style>
    <style:style style:name="P32" style:family="paragraph" style:parent-style-name="Heading_20_1">
      <style:text-properties fo:language="ru" fo:country="RU" style:language-asian="zxx" style:country-asian="none" style:language-complex="zxx" style:country-complex="none"/>
    </style:style>
    <style:style style:name="P33" style:family="paragraph" style:parent-style-name="Heading_20_1">
      <style:paragraph-properties fo:text-align="center" style:justify-single-word="false"/>
      <style:text-properties fo:language="ru" fo:country="RU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ru" fo:country="RU"/>
    </style:style>
    <style:style style:name="P35" style:family="paragraph" style:parent-style-name="Preformatted_20_Text">
      <style:text-properties fo:language="ru" fo:country="RU" officeooo:paragraph-rsid="0042ffcb"/>
    </style:style>
    <style:style style:name="P36" style:family="paragraph" style:parent-style-name="Preformatted_20_Text">
      <style:text-properties fo:language="ru" fo:country="RU" officeooo:rsid="0042ffcb" officeooo:paragraph-rsid="0042ffcb"/>
    </style:style>
    <style:style style:name="P37" style:family="paragraph" style:parent-style-name="Preformatted_20_Text">
      <style:text-properties fo:language="ru" fo:country="RU" officeooo:rsid="0042ffcb" officeooo:paragraph-rsid="0042ffcb" style:language-asian="zxx" style:country-asian="none" style:language-complex="zxx" style:country-complex="none"/>
    </style:style>
    <style:style style:name="P38" style:family="paragraph" style:parent-style-name="Text_20_body">
      <style:text-properties fo:font-size="12pt" style:font-size-asian="12pt" style:font-size-complex="12pt"/>
    </style:style>
    <style:style style:name="P39" style:family="paragraph" style:parent-style-name="Text_20_body">
      <style:text-properties fo:font-size="12pt" officeooo:rsid="004ed17c" officeooo:paragraph-rsid="004ed17c" style:font-size-asian="12pt" style:font-size-complex="12pt"/>
    </style:style>
    <style:style style:name="P40" style:family="paragraph" style:parent-style-name="Text_20_body">
      <style:text-properties fo:font-size="12pt" officeooo:rsid="004d8de1" officeooo:paragraph-rsid="004ed17c" style:font-size-asian="12pt" style:font-size-complex="12pt"/>
    </style:style>
    <style:style style:name="P41" style:family="paragraph" style:parent-style-name="Text_20_body">
      <style:text-properties fo:language="ru" fo:country="RU" officeooo:paragraph-rsid="0044eb42" style:language-asian="zxx" style:country-asian="none" style:language-complex="zxx" style:country-complex="none"/>
    </style:style>
    <style:style style:name="P42" style:family="paragraph" style:parent-style-name="Text_20_body">
      <style:text-properties officeooo:rsid="0051be3f" officeooo:paragraph-rsid="0051be3f"/>
    </style:style>
    <style:style style:name="P43" style:family="paragraph" style:parent-style-name="Heading_20_2" style:list-style-name="">
      <style:paragraph-properties fo:text-align="start" style:justify-single-word="false"/>
      <style:text-properties fo:language="ru" fo:country="RU" style:language-asian="zxx" style:country-asian="none" style:language-complex="zxx" style:country-complex="none"/>
    </style:style>
    <style:style style:name="P44" style:family="paragraph" style:parent-style-name="Heading_20_2" style:list-style-name="">
      <style:text-properties fo:language="ru" fo:country="RU" style:language-asian="zxx" style:country-asian="none" style:language-complex="zxx" style:country-complex="none"/>
    </style:style>
    <style:style style:name="P45" style:family="paragraph" style:parent-style-name="Heading_20_2" style:list-style-name="">
      <style:text-properties fo:language="ru" fo:country="RU" officeooo:paragraph-rsid="002e5eb7" style:language-asian="zxx" style:country-asian="none" style:language-complex="zxx" style:country-complex="none"/>
    </style:style>
    <style:style style:name="P46" style:family="paragraph" style:parent-style-name="Heading_20_2" style:list-style-name="">
      <style:text-properties fo:language="ru" fo:country="RU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fo:language="ru" fo:country="RU"/>
    </style:style>
    <style:style style:name="P49" style:family="paragraph" style:parent-style-name="Heading_20_2">
      <style:paragraph-properties fo:break-before="page"/>
      <style:text-properties fo:language="ru" fo:country="RU" style:language-asian="zxx" style:country-asian="none" style:language-complex="zxx" style:country-complex="none"/>
    </style:style>
    <style:style style:name="P50" style:family="paragraph" style:parent-style-name="Heading_20_2">
      <style:paragraph-properties fo:text-align="start" style:justify-single-word="false" fo:break-before="page"/>
      <style:text-properties fo:language="ru" fo:country="RU" style:language-asian="zxx" style:country-asian="none" style:language-complex="zxx" style:country-complex="none"/>
    </style:style>
    <style:style style:name="P51" style:family="paragraph" style:parent-style-name="Heading_20_2">
      <style:paragraph-properties fo:break-before="page"/>
      <style:text-properties fo:language="ru" fo:country="RU" officeooo:paragraph-rsid="002e5eb7" style:language-asian="zxx" style:country-asian="none" style:language-complex="zxx" style:country-complex="none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language="ru" fo:country="RU" fo:font-weight="bold" officeooo:rsid="0042982f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ru" fo:country="RU" officeooo:rsid="00411ab0" style:language-asian="zxx" style:country-asian="none" style:language-complex="zxx" style:country-complex="none"/>
    </style:style>
    <style:style style:name="T3" style:family="text">
      <style:text-properties fo:language="ru" fo:country="RU" officeooo:rsid="0042982f" style:language-asian="zxx" style:country-asian="none" style:language-complex="zxx" style:country-complex="none"/>
    </style:style>
    <style:style style:name="T4" style:family="text">
      <style:text-properties fo:language="ru" fo:country="RU" officeooo:rsid="0042ffcb" style:language-asian="zxx" style:country-asian="none" style:language-complex="zxx" style:country-complex="none"/>
    </style:style>
    <style:style style:name="T5" style:family="text">
      <style:text-properties fo:language="ru" fo:country="RU" officeooo:rsid="004c62d6" style:language-asian="zxx" style:country-asian="none" style:language-complex="zxx" style:country-complex="none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fo:font-size="12pt" fo:language="ru" fo:country="RU" fo:font-weight="bold" officeooo:rsid="0042982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font-size="12pt" fo:language="ru" fo:country="RU" fo:font-weight="normal" officeooo:rsid="002fe43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fo:font-size="12pt" fo:language="ru" fo:country="RU" fo:font-weight="normal" officeooo:rsid="001a80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font-size="12pt" fo:language="ru" fo:country="RU" fo:font-weight="normal" officeooo:rsid="0038159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14" style:family="text">
      <style:text-properties fo:font-size="12pt" fo:language="ru" fo:country="RU" officeooo:rsid="0042982f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font-size="12pt" fo:language="ru" fo:country="RU" officeooo:rsid="00436ec2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font-size="12pt" fo:language="ru" fo:country="RU" officeooo:rsid="00411ab0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font-size="12pt" fo:language="ru" fo:country="RU" officeooo:rsid="00447362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font-size="12pt" fo:language="ru" fo:country="RU" style:text-underline-style="solid" style:text-underline-type="double" style:text-underline-width="auto" style:text-underline-color="font-color" fo:font-weight="normal" officeooo:rsid="0038159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fo:font-size="12pt" fo:language="ru" fo:country="RU" style:text-underline-style="solid" style:text-underline-type="double" style:text-underline-width="auto" style:text-underline-color="font-color" fo:font-weight="normal" officeooo:rsid="004c62d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font-size="12pt" fo:font-weight="bold" officeooo:rsid="001f5f3f" style:font-size-asian="10.5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officeooo:rsid="001f5f3f" style:font-size-asian="10.5pt" style:font-size-complex="12pt"/>
    </style:style>
    <style:style style:name="T23" style:family="text">
      <style:text-properties fo:font-size="12pt" officeooo:rsid="001ed1f9" style:font-size-asian="10.5pt" style:font-size-complex="12pt"/>
    </style:style>
    <style:style style:name="T24" style:family="text">
      <style:text-properties fo:font-size="12pt" officeooo:rsid="0025e34e" style:font-size-asian="10.5pt" style:font-size-complex="12pt"/>
    </style:style>
    <style:style style:name="T25" style:family="text">
      <style:text-properties fo:font-size="12pt" officeooo:rsid="0026a5fb" style:font-size-asian="10.5pt" style:font-size-complex="12pt"/>
    </style:style>
    <style:style style:name="T26" style:family="text">
      <style:text-properties fo:font-size="12pt" officeooo:rsid="00372ae5" style:font-size-asian="10.5pt" style:font-size-complex="12pt"/>
    </style:style>
    <style:style style:name="T27" style:family="text">
      <style:text-properties fo:font-size="12pt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ize="12pt" officeooo:rsid="00436ec2" style:font-size-asian="12pt" style:language-asian="zxx" style:country-asian="none" style:font-size-complex="12pt" style:language-complex="zxx" style:country-complex="none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44eb42" style:font-size-asian="12pt" style:font-size-complex="12pt"/>
    </style:style>
    <style:style style:name="T31" style:family="text">
      <style:text-properties fo:font-size="12pt" officeooo:rsid="0048be3b" style:font-size-asian="12pt" style:font-size-complex="12pt"/>
    </style:style>
    <style:style style:name="T32" style:family="text">
      <style:text-properties fo:font-size="12pt" officeooo:rsid="004c62d6" style:font-size-asian="12pt" style:font-size-complex="12pt"/>
    </style:style>
    <style:style style:name="T33" style:family="text">
      <style:text-properties fo:font-size="12pt" officeooo:rsid="004d8de1" style:font-size-asian="12pt" style:font-size-complex="12pt"/>
    </style:style>
    <style:style style:name="T34" style:family="text">
      <style:text-properties fo:font-size="12pt" officeooo:rsid="004ed17c" style:font-size-asian="12pt" style:font-size-complex="12pt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4d8de1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4ed17c" style:font-size-asian="12pt" style:font-style-asian="italic" style:font-size-complex="12pt" style:font-style-complex="italic"/>
    </style:style>
    <style:style style:name="T38" style:family="text">
      <style:text-properties fo:font-size="12pt" fo:font-style="normal" officeooo:rsid="004d8de1" style:font-size-asian="12pt" style:font-style-asian="normal" style:font-size-complex="12pt" style:font-style-complex="normal"/>
    </style:style>
    <style:style style:name="T39" style:family="text">
      <style:text-properties officeooo:rsid="0020ddb6"/>
    </style:style>
    <style:style style:name="T40" style:family="text">
      <style:text-properties officeooo:rsid="0022d40d"/>
    </style:style>
    <style:style style:name="T41" style:family="text">
      <style:text-properties officeooo:rsid="0025ae43"/>
    </style:style>
    <style:style style:name="T42" style:family="text">
      <style:text-properties officeooo:rsid="0026a5fb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84e20" style:font-weight-asian="normal" style:font-weight-complex="normal"/>
    </style:style>
    <style:style style:name="T45" style:family="text">
      <style:text-properties fo:font-weight="normal" officeooo:rsid="002a72d4" style:font-weight-asian="normal" style:font-weight-complex="normal"/>
    </style:style>
    <style:style style:name="T46" style:family="text">
      <style:text-properties fo:font-weight="normal" officeooo:rsid="002cdc62" style:font-weight-asian="normal" style:font-weight-complex="normal"/>
    </style:style>
    <style:style style:name="T47" style:family="text">
      <style:text-properties fo:font-weight="normal" officeooo:rsid="002b62fa" style:font-weight-asian="normal" style:font-weight-complex="normal"/>
    </style:style>
    <style:style style:name="T48" style:family="text">
      <style:text-properties fo:font-weight="normal" officeooo:rsid="0048f41a" style:font-weight-asian="normal" style:font-weight-complex="normal"/>
    </style:style>
    <style:style style:name="T49" style:family="text">
      <style:text-properties officeooo:rsid="00289781"/>
    </style:style>
    <style:style style:name="T50" style:family="text">
      <style:text-properties officeooo:rsid="002b62fa"/>
    </style:style>
    <style:style style:name="T51" style:family="text">
      <style:text-properties officeooo:rsid="002cdc62"/>
    </style:style>
    <style:style style:name="T52" style:family="text">
      <style:text-properties officeooo:rsid="002e5eb7"/>
    </style:style>
    <style:style style:name="T53" style:family="text">
      <style:text-properties officeooo:rsid="002fe43c"/>
    </style:style>
    <style:style style:name="T54" style:family="text">
      <style:text-properties officeooo:rsid="0032d937"/>
    </style:style>
    <style:style style:name="T55" style:family="text">
      <style:text-properties officeooo:rsid="00355841"/>
    </style:style>
    <style:style style:name="T56" style:family="text">
      <style:text-properties officeooo:rsid="0036c76b"/>
    </style:style>
    <style:style style:name="T57" style:family="text">
      <style:text-properties officeooo:rsid="00372ae5"/>
    </style:style>
    <style:style style:name="T58" style:family="text">
      <style:text-properties officeooo:rsid="0038ccc4"/>
    </style:style>
    <style:style style:name="T59" style:family="text">
      <style:text-properties officeooo:rsid="003a4ed4"/>
    </style:style>
    <style:style style:name="T60" style:family="text">
      <style:text-properties officeooo:rsid="003de696"/>
    </style:style>
    <style:style style:name="T61" style:family="text">
      <style:text-properties officeooo:rsid="0042ffcb"/>
    </style:style>
    <style:style style:name="T62" style:family="text">
      <style:text-properties fo:font-size="14pt" officeooo:rsid="0047327d" style:font-size-asian="14pt" style:font-size-complex="14pt"/>
    </style:style>
    <style:style style:name="T63" style:family="text">
      <style:text-properties officeooo:rsid="0045828e"/>
    </style:style>
    <style:style style:name="T64" style:family="text">
      <style:text-properties officeooo:rsid="0047327d"/>
    </style:style>
    <style:style style:name="T65" style:family="text">
      <style:text-properties style:language-asian="zxx" style:country-asian="none" style:language-complex="zxx" style:country-complex="none"/>
    </style:style>
    <style:style style:name="T66" style:family="text">
      <style:text-properties officeooo:rsid="003f2c40" style:language-asian="zxx" style:country-asian="none" style:language-complex="zxx" style:country-complex="none"/>
    </style:style>
    <style:style style:name="T67" style:family="text">
      <style:text-properties officeooo:rsid="00411ab0" style:language-asian="zxx" style:country-asian="none" style:language-complex="zxx" style:country-complex="none"/>
    </style:style>
    <style:style style:name="T68" style:family="text">
      <style:text-properties officeooo:rsid="0042ffcb" style:language-asian="zxx" style:country-asian="none" style:language-complex="zxx" style:country-complex="none"/>
    </style:style>
    <style:style style:name="T69" style:family="text">
      <style:text-properties style:text-underline-style="solid" style:text-underline-width="auto" style:text-underline-color="font-color" officeooo:rsid="002e5eb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сковский Авиационный Институт</text:p>
      <text:p text:style-name="P7">(Национальный Исследовательский Университет)</text:p>
      <text:p text:style-name="P8"><text:span text:style-name="T63">Факультет и</text:span>нформационны<text:span text:style-name="T63">х</text:span> технологи<text:span text:style-name="T63">й</text:span> и прикладн<text:span text:style-name="T63">ой</text:span> математик<text:span text:style-name="T63">и</text:span></text:p>
      <text:p text:style-name="P6"/>
      <text:h text:style-name="P33" text:outline-level="1"/>
      <text:h text:style-name="P33" text:outline-level="1"><text:bookmark-start text:name="__RefHeading___Toc210_859012317"/>Современные языки и системы логического программирования<text:bookmark-end text:name="__RefHeading___Toc210_859012317"/></text:h>
      <text:h text:style-name="P32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8"><text:tab/><text:tab/><text:tab/><text:tab/><text:tab/><text:tab/><text:tab/><text:span text:style-name="T62">Студент:<text:tab/><text:tab/>Лукашкин К.В</text:span></text:p>
      <text:p text:style-name="P29"><text:tab/><text:tab/><text:tab/><text:tab/><text:tab/><text:tab/><text:tab/><text:span text:style-name="T64">Год приёма:<text:tab/>2017</text:span></text:p>
      <text:p text:style-name="P29"><text:tab/><text:tab/><text:tab/><text:tab/><text:tab/><text:tab/><text:tab/><text:span text:style-name="T64">Группа: <text:tab/><text:tab/>М8О-204Б</text:span></text:p>
      <text:p text:style-name="P29"><text:tab/><text:tab/><text:tab/><text:tab/><text:tab/><text:tab/><text:tab/><text:span text:style-name="T64">Преподаватель: <text:tab/>Сошников Д. В.</text:span></text:p>
      <text:p text:style-name="P29"><text:tab/><text:tab/><text:tab/><text:tab/><text:tab/><text:tab/><text:tab/><text:span text:style-name="T64">Оценка: <text:tab/><text:tab/></text:span></text:p>
      <text:p text:style-name="P31"/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2"><text:a xlink:type="simple" xlink:href="#__RefHeading___Toc210_859012317" text:style-name="Index_20_Link" text:visited-style-name="Index_20_Link">Современные языки и системы логического программирования<text:tab/>1</text:a></text:p>
          <text:p text:style-name="P53"><text:a xlink:type="simple" xlink:href="#__RefHeading___Toc454_859012317" text:style-name="Index_20_Link" text:visited-style-name="Index_20_Link">Популярность языков логического программирования<text:tab/>3</text:a></text:p>
          <text:p text:style-name="P53"><text:a xlink:type="simple" xlink:href="#__RefHeading___Toc212_859012317" text:style-name="Index_20_Link" text:visited-style-name="Index_20_Link">Расширения и диалекты Пролога<text:tab/>4</text:a></text:p>
          <text:p text:style-name="P53"><text:a xlink:type="simple" xlink:href="#__RefHeading___Toc214_859012317" text:style-name="Index_20_Link" text:visited-style-name="Index_20_Link">Критика Пролога<text:tab/>6</text:a></text:p>
          <text:p text:style-name="P53"><text:a xlink:type="simple" xlink:href="#__RefHeading___Toc216_859012317" text:style-name="Index_20_Link" text:visited-style-name="Index_20_Link">Mercury<text:tab/>7</text:a></text:p>
          <text:p text:style-name="P53"><text:a xlink:type="simple" xlink:href="#__RefHeading___Toc218_859012317" text:style-name="Index_20_Link" text:visited-style-name="Index_20_Link">Использование логических языков программирования в современном мире<text:tab/>8</text:a></text:p>
          <text:p text:style-name="P53"><text:a xlink:type="simple" xlink:href="#__RefHeading___Toc790_1569126638" text:style-name="Index_20_Link" text:visited-style-name="Index_20_Link">Выводы<text:tab/>10</text:a></text:p>
          <text:p text:style-name="P53"><text:a xlink:type="simple" xlink:href="#__RefHeading___Toc718_971959103" text:style-name="Index_20_Link" text:visited-style-name="Index_20_Link">Список использованной литературы<text:tab/>11</text:a></text:p>
        </text:index-body>
      </text:table-of-content>
      <text:p text:style-name="P18"/>
      <text:h text:style-name="P48" text:outline-level="2"><text:bookmark-start text:name="__RefHeading___Toc454_859012317"/>Популярность языков логического программирования<text:bookmark-end text:name="__RefHeading___Toc454_859012317"/></text:h>
      <text:p text:style-name="P18"/>
      <text:p text:style-name="P18"><text:span text:style-name="T59">В индексе TIOBE (https://www.tiobe.com/tiobe-index/) на декабрь 2017 Prolog находится на </text:span>33<text:span text:style-name="T59"> месте (Earlang 25 место). Mercury же в 50 наиболее часто используемых языков не вошел. Согласно этому с</text:span>амым популярным современным языком логического программирования является Пролог. <text:span text:style-name="T23">Пролог имеет </text:span><text:span text:style-name="T25">большое количество</text:span><text:span text:style-name="T23"> различных расширений и диалектов. На сегодняшний день наиболее </text:span><text:span text:style-name="T26">часто используемыми</text:span><text:span text:style-name="T23"> являются: SWI-Prolog, компилятор GNU-Prolog </text:span><text:span text:style-name="T24">и </text:span>Visual Prolog. <text:span text:style-name="T49">Говоря о популярности логических языков в целом стоит выделить один из периодов: в 80-х годах прошлого века и</text:span>нтерес к <text:span text:style-name="T57">Прологу</text:span> <text:span text:style-name="T42">достигал пика своей величины</text:span>, <text:span text:style-name="T49">тогда </text:span>японские <text:span text:style-name="T49">учёные попытались </text:span>использовать его в рамках национальной программы «компьютер<text:span text:style-name="T42">а</text:span> пятого поколения» для создания систем искусственного интеллекта, <text:span text:style-name="T42">распознавания естественного языка, автоматического перевода с произвольных языков на произвольные, а также многих других невероятно амбициозных целей. Провал этого проекта, во многом повлиял на падение популярности Пролога. Однако, поскольку Пролог прекрасно иллюстрирует</text:span> <text:span text:style-name="T49">приложение </text:span>математической логики, проектирования баз <text:span text:style-name="T49">данных</text:span> и моделей экспертных систем, <text:span text:style-name="T49">он изучается в высших учебных заведениях на специальностях соответствующей направленности.</text:span></text:p>
      <text:h text:style-name="P43" text:outline-level="2"/>
      <text:h text:style-name="P50" text:outline-level="2"><text:bookmark-start text:name="__RefHeading___Toc212_859012317"/>Расширения и диалекты Пролог<text:span text:style-name="T53">а</text:span><text:bookmark-end text:name="__RefHeading___Toc212_859012317"/></text:h>
      <text:p text:style-name="P25"/>
      <text:p text:style-name="P11"><text:span text:style-name="T6">SWI-Prolog</text:span><text:span text:style-name="T6"><text:note text:id="ftn1" text:note-class="endnote"><text:note-citation>i</text:note-citation><text:note-body><text:p text:style-name="Endnote"><text:a xlink:type="simple" xlink:href="http://www.swi-prolog.org/" text:style-name="Internet_20_link" text:visited-style-name="Visited_20_Internet_20_Link">http://www.swi-prolog.org</text:a> </text:p></text:note-body></text:note></text:span> — это открытая реализация Пролога. В ней присутствуют такие важные для современного языка вещи, как поддержка многопоточности, <text:span text:style-name="T39">низкоуровневый </text:span>интерфейс <text:span text:style-name="T39">к С, на котором базируются высокоуровневые </text:span>интерфей<text:span text:style-name="T39">сы </text:span>Java <text:span text:style-name="T39">(включен в поставку), </text:span>C++, C#, Python <text:span text:style-name="T39">(необходимо дополнительно подключать), работа с выделенным сервером посредством </text:span>HTTP, <text:span text:style-name="T39">возможность создания приложений для конечного пользователя на базе </text:span>HTML5+CSS+JavaScrip<text:span text:style-name="T39">t, и как следствие из этого поддержка большинства известных форматов документов </text:span>(<text:span text:style-name="T39">как</text:span> XML, JSON, RDF). <text:span text:style-name="T39">Отдельно хочется выделить </text:span>расширенные типы данных и неограниченн<text:span text:style-name="T39">ую</text:span> арифметика, <text:span text:style-name="T40">основанную на библиотеке GMP</text:span><text:span text:style-name="T40"><text:note text:id="ftn2" text:note-class="endnote"><text:note-citation>ii</text:note-citation><text:note-body><text:p text:style-name="Endnote"><text:a xlink:type="simple" xlink:href="https://gmplib.org/" text:style-name="Internet_20_link" text:visited-style-name="Visited_20_Internet_20_Link">https://gmplib.org</text:a> </text:p></text:note-body></text:note></text:span><text:span text:style-name="T40"> , </text:span>поддержк<text:span text:style-name="T40">у</text:span> Unicode. <text:span text:style-name="T39">П</text:span>ри работе с числовыми списками, меня сильно <text:span text:style-name="T39">удивила </text:span>адекватная работа с числами больше привычного четырехбайтового целого, <text:span text:style-name="T40">хотя можно предположить, что это не самая часто используемая особенность языка логического программирования</text:span>. <text:span text:style-name="T40">Это, в сочетании с динамической типизацией Пролога, по комфорту использования напоминает Python. </text:span>Я активно использовал SWI-Prolog при написании лабораторных работ, так как меня привлекло активное сообщество <text:span text:style-name="T39">и удобство использования, в частности, консольный trace, когда требуется отладить простые предикаты, и визуальное средство guitracer для объёмных программ</text:span>. </text:p>
      <text:p text:style-name="P11"/>
      <text:p text:style-name="P11"><text:span text:style-name="T20">GNU Prolog</text:span><text:span text:style-name="T20"><text:note text:id="ftn3" text:note-class="endnote"><text:note-citation>iii</text:note-citation><text:note-body><text:p text:style-name="Endnote"><text:a xlink:type="simple" xlink:href="http://www.gprolog.org/" text:style-name="Internet_20_link" text:visited-style-name="Visited_20_Internet_20_Link">http://www.gprolog.org</text:a> </text:p></text:note-body></text:note></text:span><text:span text:style-name="T22"> —</text:span> <text:span text:style-name="T54">является </text:span>компилятор<text:span text:style-name="T54">ом</text:span> языка программирования Пролог. GNU Prolog <text:span text:style-name="T41">принимает код написанный на Прологе и создает нативные для системы бинарные файлы (также как gcc из кода на C). Полученная программа далее независима от компилятора и может быть исполнена на другой машине без какой-либо дополнительной настройки, это в свою очередь очень удобно для промышленного использования. Процедура компиляции подобна таковой у Java сперва происходит трансляция исходного кода в байт-код, который при исполнении интерпретируется виртуальной машиной Уоррена. Однако, в отличие от Java, виртуальная машина объединяется с байт-кодом (что в свою очередь сказывается на размерах исполняемых файлов, например код моей третьей лабораторной работы, который занимает 73 небольшие строки текста, скомпилировался в увесистый файл на 1 Мб, но не думаю, что при современных объёмах памяти, это скажется на сколько-нибудь масштабных разработках). Отдельно нужно подчеркнуть такую важную для изучения и создания программ на Прологе часть: в комплекте, кроме компилятора, идёт классический интерактивный интерпритатор с дебаггером. </text:span></text:p>
      <text:p text:style-name="P11"/>
      <text:p text:style-name="P13"><text:bookmark text:name="firstHeading"/><text:span text:style-name="T7">Visual Prolog</text:span><text:span text:style-name="T7"><text:note text:id="ftn4" text:note-class="endnote"><text:note-citation>iv</text:note-citation><text:note-body><text:p text:style-name="Endnote"><text:a xlink:type="simple" xlink:href="https://www.visual-prolog.com/" text:style-name="Internet_20_link" text:visited-style-name="Visited_20_Internet_20_Link">https://www.visual-prolog.com</text:a> </text:p></text:note-body></text:note></text:span> <text:span text:style-name="T43">– </text:span><text:span text:style-name="T44">это попытка собрать логическое, функциональное и </text:span><text:span text:style-name="T43">объектно-ориентированное </text:span><text:span text:style-name="T44">программирование воедино. Как сказано на официальной странице Visual Prolog «Целью Visual prolog является облегчить создание программных решений для задач, которые акцентированы на разносторонних знаниях». </text:span><text:span text:style-name="T48">Для разносторонних задач используются разносторонние подходы.</text:span></text:p>
      <text:p text:style-name="P14"><text:soft-page-break/><text:span text:style-name="T44">В качестве </text:span><text:span text:style-name="T45">основы для создания языка был взят Turbo Prolog, </text:span><text:span text:style-name="T46">и </text:span><text:span text:style-name="T44">Visual prolog </text:span><text:span text:style-name="T45">унаследовал от него строгую статическую типизацию. </text:span><text:span text:style-name="T47">Это казалось бы ужасающее отличие от </text:span><text:span text:style-name="T48">классического Пролога и </text:span><text:span text:style-name="T47">прежде рассмотренных </text:span><text:span text:style-name="T45">SWI и GNU </text:span><text:span text:style-name="T47">компенсируется созданием графических объектов интерфейса в удобной графической среде</text:span> <text:span text:style-name="T50">и автоматизацией построения сложных процедур. Примечательным также является то, что Visual Prolog доступен только на MS Windows, и это напрямую связано с его графической ориентированностью.</text:span></text:p>
      <text:p text:style-name="P11"/>
      <text:h text:style-name="P45" text:outline-level="2"/>
      <text:h text:style-name="P51" text:outline-level="2"><text:bookmark-start text:name="__RefHeading___Toc214_859012317"/>Критика Пролог<text:span text:style-name="T53">а</text:span><text:bookmark-end text:name="__RefHeading___Toc214_859012317"/></text:h>
      <text:p text:style-name="P15"/>
      <text:p text:style-name="P15"><text:span text:style-name="T51">При использовании классического Prolog программист неизбежно сталкивается с трудностями. Первое и самое главное — это </text:span>проблема производительности. <text:span text:style-name="T51">При написании кода, например, на С++, программист для ускорения работы кода всегда может использовать возможности параллельного программирования или переписывания кода начисто с учётом изменений введенных в последнем стандарте языка. Когда же речь идёт о логическом программировании возникает вопрос: «кто будет оптимизировать код?». Ведь программист на Прологе лишь описывает условия задачи, решает её, по сути, реализация языка. Конечно он может глубоко вникать в механизмы работы (это всё же стоит делать) и компиляции языка, производя соответствующие оптимизации в коде, но такой код получается малочитаемым и, вообще, лишающим красоты декларативный подход. Очевидно, что вся работа ложится на компилятор. Это оказывает влияние на то, что реализации Пролог </text:span>по производительности уступают реализациям языков программирования императивного типа. </text:p>
      <text:p text:style-name="P16"><text:span text:style-name="T52">Также не лучшую роль в производительности играет отсутствие типизации. Поскольку я сравнивал Пролог с Python ранее, стоит указать, что это проблема также присутствует в Python (хотя там используется утиная типизация) притом в такой степени, что популярная библиотека для машинного обучения Tensorflow, </text:span><text:span text:style-name="T69">не</text:span><text:span text:style-name="T52"> производит вычисления в самом Python, из-за их медлительности.</text:span></text:p>
      <text:p text:style-name="P19">Остро встаёт вопрос ошибок в коде. Если при использовании императивных языков, компилятор производит большое количество проверок, связанных с типизацией, использованием функций, инициализацией переменных и т.п., то определить, что программист ошибся в логике решения задания, компилятор сможет далеко не всегда. </text:p>
      <text:p text:style-name="P11"/>
      <text:h text:style-name="P44" text:outline-level="2"/>
      <text:h text:style-name="P49" text:outline-level="2"><text:bookmark-start text:name="__RefHeading___Toc216_859012317"/>Mercury<text:note text:id="ftn5" text:note-class="endnote"><text:note-citation>v</text:note-citation><text:note-body><text:p text:style-name="Endnote"><text:a xlink:type="simple" xlink:href="http://www.mercurylang.org/" text:style-name="Internet_20_link" text:visited-style-name="Visited_20_Internet_20_Link">http://www.mercurylang.org</text:a> </text:p></text:note-body></text:note><text:bookmark-end text:name="__RefHeading___Toc216_859012317"/></text:h>
      <text:p text:style-name="P26"><text:span text:style-name="Strong_20_Emphasis"><text:span text:style-name="T10"/></text:span></text:p>
      <text:p text:style-name="P27"><text:span text:style-name="Strong_20_Emphasis"><text:span text:style-name="T43">Одной из целей разработки языка</text:span></text:span><text:span text:style-name="Strong_20_Emphasis"> </text:span><text:span text:style-name="Strong_20_Emphasis"><text:span text:style-name="T11">Mercury</text:span></text:span><text:span text:style-name="Strong_20_Emphasis"><text:span text:style-name="T10"> было у</text:span></text:span><text:span text:style-name="Strong_20_Emphasis"><text:span text:style-name="T12">странение этих проблем</text:span></text:span><text:span text:style-name="Strong_20_Emphasis"><text:span text:style-name="T11">. </text:span></text:span><text:span text:style-name="Strong_20_Emphasis"><text:span text:style-name="T10">В нём была использована строгая типизация, очень похожая на таковую в </text:span></text:span><text:span text:style-name="Strong_20_Emphasis"><text:span text:style-name="T11">Haskell. </text:span></text:span><text:span text:style-name="Strong_20_Emphasis"><text:span text:style-name="T10">Также язык </text:span></text:span><text:span text:style-name="Strong_20_Emphasis"><text:span text:style-name="T18">в</text:span></text:span><text:span text:style-name="Strong_20_Emphasis"><text:span text:style-name="T19">к</text:span></text:span><text:span text:style-name="Strong_20_Emphasis"><text:span text:style-name="T18">лючает</text:span></text:span><text:span text:style-name="Strong_20_Emphasis"><text:span text:style-name="T12"> в себя не </text:span></text:span><text:span text:style-name="Strong_20_Emphasis"><text:span text:style-name="T10">логическ</text:span></text:span><text:span text:style-name="Strong_20_Emphasis"><text:span text:style-name="T12">ую парадигму программирования, но и </text:span></text:span><text:span text:style-name="Strong_20_Emphasis"><text:span text:style-name="T11">функциональн</text:span></text:span><text:span text:style-name="Strong_20_Emphasis"><text:span text:style-name="T12">ую</text:span></text:span><text:span text:style-name="Strong_20_Emphasis"><text:span text:style-name="T11">. </text:span></text:span><text:span text:style-name="Strong_20_Emphasis"><text:span text:style-name="T12">С</text:span></text:span><text:span text:style-name="Strong_20_Emphasis"><text:span text:style-name="T10">интаксис большей частью наследован от Пролога.</text:span></text:span></text:p>
      <text:p text:style-name="P11"><text:span text:style-name="T53">Можно с уверенностью говорить, что </text:span>Mercury <text:span text:style-name="T53">наследовал и </text:span>логическо<text:span text:style-name="T55">й</text:span> подход Пролог<text:span text:style-name="T53">а, при этом в нём были полностью убраны незначительные проявления императивности Пролога.</text:span></text:p>
      <text:p text:style-name="P17"><text:span text:style-name="T56">В Mercury присутствует </text:span>развит<text:span text:style-name="T56">ая </text:span>систем<text:span text:style-name="T56">а</text:span> типов, <text:span text:style-name="T56">которая достаточно гибка, чтобы в полной мере заменить бестиповую Пролога</text:span>. <text:span text:style-name="T58">Компилятор использует широкий спектр оптимизаций кода, не утруждая разработчика</text:span>, необходимост<text:span text:style-name="T56">ью</text:span> продумывания последовательности выполнения алгоритма, <text:span text:style-name="T56">в том виде в котором это существует в Прологе</text:span>. <text:span text:style-name="T56">Т</text:span>ак же <text:span text:style-name="T56">важным преимуществом является возможность трансялции кода в такие языки как C, Java, Erlang</text:span>.</text:p>
      <text:p text:style-name="P12"><text:span text:style-name="T59">Все языки логического программирования черпали для себя что-то из Пролога. Кроме очевидного Mercury, он оказал значительное влияние на Haskell (на основе которого, позже был создан экспериментальный функционально-логический Curry), синтаксисом и концептами поделился с параллельным </text:span><text:bookmark text:name="firstHeading2"/>Erlang <text:span text:style-name="T60">(из которого </text:span><text:bookmark text:name="firstHeading3"/><text:span text:style-name="T60">образовался </text:span>Elixir<text:span text:style-name="T60">), повлиял на учебный мультипарадигмальный </text:span><text:bookmark text:name="firstHeading4"/>Oz.</text:p>
      <text:p text:style-name="P11"/>
      <text:h text:style-name="P46" text:outline-level="2"/>
      <text:h text:style-name="P48" text:outline-level="2"><text:bookmark-start text:name="__RefHeading___Toc218_859012317"/>Использование логических языков программирования в современном мире<text:bookmark-end text:name="__RefHeading___Toc218_859012317"/></text:h>
      <text:p text:style-name="P20"/>
      <text:p text:style-name="P23"><text:span text:style-name="T66">Пролог используется для разбора естественного языка в IBM Watson. IBM Watson — это вопросно-ответная система, способная отвечать на вопросы заданные на естественном языке. Это гораздо менее амбициозный проект, чем </text:span><text:span text:style-name="T67">универсальные </text:span><text:span text:style-name="T66">ко</text:span><text:span text:style-name="T67">м</text:span><text:span text:style-name="T66">пьютеры пятого поколения, но достигший значительного успеха. Вдохновение исследователи черпали в Deep Blue, в 1997 обыгравшей Каспарова. </text:span><text:span text:style-name="T65">В феврале 2011 года </text:span><text:span text:style-name="T66">Watson </text:span><text:span text:style-name="T65">принял участие в “Jeopardy!”</text:span><text:span text:style-name="T66"> и выиграл 1 миллион $. В современном же мире этот суперкомпьютер был использован не только на удовлетворение амбиций IBM, но во благо, например, в 2016 </text:span><text:span text:style-name="T67">го</text:span><text:span text:style-name="T66">ду и Манипальский госпи</text:span><text:span text:style-name="T67">тал</text:span><text:span text:style-name="T66">ь </text:span><text:span text:style-name="T67">в Индии запустили </text:span><text:span text:style-name="T66">IBM Watson, </text:span><text:span text:style-name="T67">приспособленный для онкологии. Он проводит исследование в медицинских данных онкобольных и подбирает персональное, подкрепленное указаниями, лечение. </text:span></text:p>
      <text:p text:style-name="P21"/>
      <text:p text:style-name="P28"><text:span text:style-name="T9">Swish</text:span><text:span text:style-name="T9"><text:note text:id="ftn6" text:note-class="endnote"><text:note-citation>vi</text:note-citation><text:note-body><text:p text:style-name="Endnote"><text:a xlink:type="simple" xlink:href="http://swish.swi-prolog.org/" text:style-name="Internet_20_link" text:visited-style-name="Visited_20_Internet_20_Link">http://swish.swi-prolog.org</text:a> </text:p></text:note-body></text:note></text:span><text:span text:style-name="T14"> </text:span><text:span text:style-name="T15">(</text:span><text:span text:style-name="T14">SWI-Prolog for SHaring: a SWI-Prolog web IDE</text:span><text:span text:style-name="T15">)</text:span></text:p>
      <text:p text:style-name="P28"><text:span text:style-name="T17">Веб</text:span><text:span text:style-name="T15">-IDE для </text:span><text:span text:style-name="T14">SWI-Prolog </text:span><text:span text:style-name="T15">созданная для коллаборативной разработки программ на Прологе. Располагается на сайте </text:span><text:a xlink:type="simple" xlink:href="http://swish.swi-prolog.org/" text:style-name="Internet_20_link" text:visited-style-name="Visited_20_Internet_20_Link"><text:span text:style-name="T16">http://swish.swi-prolog.org</text:span></text:a><text:span text:style-name="T15">, либо же на вашем локальном сервере, распро</text:span><text:span text:style-name="T17">стра</text:span><text:span text:style-name="T15">няется посредством Docker. </text:span></text:p>
      <text:p text:style-name="P30"/>
      <text:p text:style-name="P28"><text:span text:style-name="Strong_20_Emphasis"><text:span text:style-name="T15">logtalk3</text:span></text:span><text:span text:style-name="Strong_20_Emphasis"><text:span text:style-name="T15"><text:note text:id="ftn7" text:note-class="endnote"><text:note-citation>vii</text:note-citation><text:note-body><text:p text:style-name="Endnote"><text:a xlink:type="simple" xlink:href="https://github.com/LogtalkDotOrg/logtalk3" text:style-name="Internet_20_link" text:visited-style-name="Visited_20_Internet_20_Link">https://github.com/LogtalkDotOrg/logtalk3</text:a> <text:s/><text:a xlink:type="simple" xlink:href="http://logtalk.org/" text:style-name="Internet_20_link" text:visited-style-name="Visited_20_Internet_20_Link">http://logtalk.org</text:a> </text:p></text:note-body></text:note></text:span></text:span></text:p>
      <text:p text:style-name="P24"><text:span text:style-name="T28">Е</text:span><text:span text:style-name="T27">ще один язык объектно-ориентированного и логического программирования, расширяющий Пролог. Предлагает обширный набор инструментов, уместных и нужных для любого программирования вообще. Поддерживает современную инкапсуляцию кода и механизмы его переиспользования. Называет себя легко портируемым.</text:span></text:p>
      <text:p text:style-name="P22"/>
      <text:p text:style-name="P5"><text:span text:style-name="T2">Из интересных любительских проектов на Пролог</text:span><text:span text:style-name="T3">е для себя я выделил: </text:span><text:span text:style-name="T1">Marelle</text:span><text:span text:style-name="T1"><text:note text:id="ftn8" text:note-class="endnote"><text:note-citation>viii</text:note-citation><text:note-body><text:p text:style-name="Endnote"><text:a xlink:type="simple" xlink:href="https://github.com/larsyencken/marelle" text:style-name="Internet_20_link" text:visited-style-name="Visited_20_Internet_20_Link">https://github.com/larsyencken/marelle</text:a> </text:p></text:note-body></text:note></text:span><text:span text:style-name="T3"> Утилита для системного администрирования, основанная на тестах, и написанная на SWI-Prolog. Она основана на другом консольном приложении babushka</text:span><text:span text:style-name="T3"><text:note text:id="ftn9" text:note-class="endnote"><text:note-citation>ix</text:note-citation><text:note-body><text:p text:style-name="Endnote"><text:a xlink:type="simple" xlink:href="https://github.com/benhoskings/babushka" text:style-name="Internet_20_link" text:visited-style-name="Visited_20_Internet_20_Link">https://github.com/benhoskings/babushka</text:a> </text:p></text:note-body></text:note></text:span><text:span text:style-name="T3">. Marelle </text:span><text:span text:style-name="T4">использует логическое програм</text:span><text:span text:style-name="T5">м</text:span><text:span text:style-name="T4">ирование, чтобы описать цели и правила по которым эти цели должны быть выполнены. Поиска с возвратом Пролога позволяет таким целям выглядеть лаконично и элегантно, например установка менеджера пакетов Python — pip :</text:span></text:p>
      <text:p text:style-name="P37">pkg(pip).</text:p>
      <text:p text:style-name="P37">% pip встречен, если мы можем запустить его</text:p>
      <text:p text:style-name="P36"><text:span text:style-name="T68">%(</text:span><text:span text:style-name="T65">тогда команда which вернет непустую строку)</text:span></text:p>
      <text:p text:style-name="P34">met(pip, _) :- which(pip).</text:p>
      <text:p text:style-name="P34"/>
      <text:p text:style-name="P35">%<text:span text:style-name="T61">чтобы встретить pip, необходимо его установить</text:span></text:p>
      <text:p text:style-name="P34">meet(pip, linux(_)) :- install_apt('python-pip').</text:p>
      <text:p text:style-name="P34"/>
      <text:p text:style-name="P35"><text:soft-page-break/>%<text:span text:style-name="T61">установка pip не имеет смысла если не установлен python</text:span></text:p>
      <text:p text:style-name="P35">%<text:span text:style-name="T61">(pip зависит от python)</text:span></text:p>
      <text:p text:style-name="P35">%<text:span text:style-name="T61">далее вызовется проверка установки python, аналогичная этой</text:span></text:p>
      <text:p text:style-name="P35">depends(pip, _, [python]).</text:p>
      <text:p text:style-name="P4"/>
      <text:p text:style-name="P3"/>
      <text:p text:style-name="Text_20_body"><text:span text:style-name="T14">О</text:span><text:span text:style-name="T13">громный список </text:span><text:span text:style-name="T8">пакетов и ресурсов</text:span><text:span text:style-name="T13"> для Пролог</text:span><text:span text:style-name="T13"><text:note text:id="ftn10" text:note-class="endnote"><text:note-citation>x</text:note-citation><text:note-body><text:p text:style-name="Endnote"><text:a xlink:type="simple" xlink:href="https://github.com/klauscfhq/awesome-prolog" text:style-name="Internet_20_link" text:visited-style-name="Visited_20_Internet_20_Link">https://github.com/klauscfhq/awesome-prolog</text:a> </text:p></text:note-body></text:note></text:span></text:p>
      <text:p text:style-name="P9">Включающий в себя многое, что необходимо серьезному разработчику на Пролог. Различные API (для Twitter, Amazon, IRC и т.д.), библиотеки машинного обучения и прочее вплоть до аддонов на различные текстовые редакторы и книг.</text:p>
      <text:p text:style-name="P9"/>
      <text:p text:style-name="P41"><text:span text:style-name="T29">В истории языка Пролог попытки приспособить его для ИИ предпринимались постоянно. Таковым является современный развивающийся открытый проект ИИ </text:span><text:span text:style-name="T21">zamia-ai</text:span><text:span text:style-name="T21"><text:note text:id="ftn11" text:note-class="endnote"><text:note-citation>xi</text:note-citation><text:note-body><text:p text:style-name="Endnote"><text:a xlink:type="simple" xlink:href="https://github.com/gooofy/zamia-ai" text:style-name="Internet_20_link" text:visited-style-name="Visited_20_Internet_20_Link">https://github.com/gooofy/zamia-ai</text:a> </text:p></text:note-body></text:note></text:span><text:span text:style-name="T29">. </text:span><text:span text:style-name="T30">Он написан на Прологе (97,9% кода) и Python под влиянием TensorFlow и RDF. Он предоставляет все компоненты необходимые для того, чтобы построить ИИ-систему работающую на естественном языке. Все её источники полностью открыты и бесплатны, в том числе и</text:span><text:span text:style-name="T32">н</text:span><text:span text:style-name="T30">струменты для создания модели нейронной сети и её обучения. Таким образом создав ИИ, полагаясь на </text:span><text:span text:style-name="T29">zamia-ai, </text:span><text:span text:style-name="T30">вы получите полностью свободный код, без зависимостей от каких бы то ни было проприетарных компонент, </text:span><text:span text:style-name="T31">который можете распространять и использовать по своему усмотрению.</text:span></text:p>
      <text:h text:style-name="P47" text:outline-level="2"><text:bookmark-start text:name="__RefHeading___Toc790_1569126638"/><text:span text:style-name="T31">В</text:span><text:span text:style-name="T29">ыводы</text:span><text:bookmark-end text:name="__RefHeading___Toc790_1569126638"/></text:h>
      <text:p text:style-name="Text_20_body"><text:span text:style-name="T29"/></text:p>
      <text:p text:style-name="P42"><text:span text:style-name="T29">Исследовав текущее положение дел в современном использовании языков и систем логического программирования, я пришел к выводу, что они испытывают упадок. Существуют отдельные интересные проекты, но их неоспоставимо мало по сравнению с императивными языками. Однако, это не отменяет научного интереса человечества к автоматическому доказательству теорем и математической логике в целом. Я считаю, что с дальнейшим разивитием систем искусственного интеллекта, к которым в наше время обществе проявляет подлинный интерес, будет реализован новейший язык логического программирования, который учтёт все недостатки его предшественников, и станет панацеей разработчиков, имеющих дело с системами максимально близкими к человеческому мышлению.</text:span></text:p>
      <text:h text:style-name="P47" text:outline-level="2"><text:bookmark-start text:name="__RefHeading___Toc718_971959103"/><text:span text:style-name="T31">С</text:span><text:span text:style-name="T29">писок использованной литературы</text:span><text:bookmark-end text:name="__RefHeading___Toc718_971959103"/></text:h>
      <text:p text:style-name="P38"/>
      <text:p text:style-name="P10"><text:span text:style-name="T29">Д. В. Сошников.</text:span><text:span text:style-name="T35"> Парадигма логического программирования.</text:span><text:span text:style-name="T29"> — Вузовская книга, 2006, </text:span><text:span text:style-name="T33">—</text:span><text:span text:style-name="T29"> </text:span><text:span text:style-name="T33">111 с.</text:span><text:span text:style-name="T29"> </text:span><text:span text:style-name="T33">(</text:span><text:span text:style-name="T29">ISBN 5-9502-0205-6</text:span><text:span text:style-name="T33">(рус.))</text:span></text:p>
      <text:p text:style-name="P10"><text:span text:style-name="T38">И. Братко.</text:span><text:span text:style-name="T33"> </text:span><text:span text:style-name="T36">Алгоритмы искусственного интеллекта на языке PROLOG</text:span><text:span text:style-name="T33"> — Вильямс, 2004. — 640 с. </text:span><text:span text:style-name="T34">(</text:span><text:span text:style-name="T33">ISBN 5-8459-0664-4(рус.)</text:span><text:span text:style-name="T34">)</text:span></text:p>
      <text:p text:style-name="P10"><text:span text:style-name="T38">И. Братко.</text:span><text:span text:style-name="T33"> </text:span><text:span text:style-name="T37">Программирование </text:span><text:span text:style-name="T36">на языке </text:span><text:span text:style-name="T37">Пролог для искусственного интеллекта</text:span><text:span text:style-name="T33">—</text:span><text:span text:style-name="T34">Мир</text:span><text:span text:style-name="T33">, </text:span><text:span text:style-name="T34">1990</text:span><text:span text:style-name="T33">. —</text:span><text:span text:style-name="T34">560</text:span><text:span text:style-name="T33">. </text:span><text:span text:style-name="T34">(</text:span><text:span text:style-name="T33">ISBN 5-</text:span><text:span text:style-name="T34">03-001425-X</text:span><text:span text:style-name="T33">(рус.)</text:span><text:span text:style-name="T34">)</text:span></text:p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 style:writing-mode="page"/>
      <style:text-properties fo:font-size="12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4pt" fo:font-weight="bold" officeooo:rsid="0047327d" officeooo:paragraph-rsid="0047327d" style:font-size-asian="14pt" style:font-weight-asian="bold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2">Москва, 2017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49:14.095591345</meta:creation-date>
    <dc:date>2017-12-16T06:12:41.282430575</dc:date>
    <meta:editing-duration>PT1H9M23S</meta:editing-duration>
    <meta:editing-cycles>8</meta:editing-cycles>
    <meta:generator>LibreOffice/5.4.2.2$Linux_X86_64 LibreOffice_project/40m0$Build-2</meta:generator>
    <meta:document-statistic meta:table-count="0" meta:image-count="0" meta:object-count="0" meta:page-count="12" meta:paragraph-count="73" meta:word-count="1592" meta:character-count="12821" meta:non-whitespace-character-count="11233"/>
  </office:meta>
</office:document-meta>
</file>